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5pt" style:font-name-asian="Times New Roman" style:font-size-asian="10.5pt" style:language-asian="zh" style:country-asian="CN" style:font-size-complex="10.5pt"/>
    </style:style>
    <style:style style:name="P2" style:family="paragraph" style:parent-style-name="Standard">
      <style:text-properties fo:font-size="10.5pt"/>
    </style:style>
    <style:style style:name="T1" style:family="text">
      <style:text-properties fo:font-weight="bold" style:font-weight-asian="bold" style:font-weight-complex="bold"/>
    </style:style>
    <style:style style:name="T2" style:family="text">
      <style:text-properties fo:font-weight="bold" style:language-asian="zh" style:country-asian="CN" style:font-weight-asian="bold" style:font-weight-complex="bold"/>
    </style:style>
    <style:style style:name="T3" style:family="text">
      <style:text-properties fo:font-variant="normal" fo:text-transform="none" fo:color="#000000" style:text-line-through-style="none" style:font-name="Times New Roman1" fo:font-size="9.75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Times New Roman1" fo:font-size="12pt" fo:font-style="normal" style:text-underline-style="none" fo:font-weight="normal" style:text-blinking="false" fo:background-color="transparent" style:font-size-asian="12pt" style:font-size-complex="12pt"/>
    </style:style>
    <style:style style:name="T5" style:family="text">
      <style:text-properties fo:font-variant="normal" fo:text-transform="none" fo:color="#000000" style:text-line-through-style="none" style:font-name="Times New Roman1" fo:font-style="normal" style:text-underline-style="none" fo:font-weight="normal" style:text-blinking="false" fo:background-color="transparent" style:font-size-asian="10.5pt" style:font-size-complex="10.5pt"/>
    </style:style>
    <style:style style:name="T6" style:family="text">
      <style:text-properties style:font-name-asian="Times New Roman" style:font-size-asian="10.5pt" style:language-asian="zh" style:country-asian="CN"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span text:style-name="T2">Improved</text:span><text:span text:style-name="T1"> Analysis</text:span>:</text:p>
      <text:p text:style-name="P1">The main idea of this improvement design using inheritance and polymorphism is to abstract the the Operations in the game to Interface and abstract class. </text:p>
      <text:p text:style-name="P1"/>
      <text:p text:style-name="P2"><text:span text:style-name="T6">At first, 'Check' class could be abstracted to a abstract class called 'CheckRule'. It contains a check result attribute and one abstract method 'check', which takes required objects as parameter to apply the game rules. Its sub class is 'GomokuPlayCheck'. It is almost the same as the previous 'Check' class, despite the a 'check' method takes over the previous 'checkResult' method, and its parameter changes to Map instead of those 3 parameters before, and would set the 'checkResult' as a message would return to the front and a flag indicating a game is finished. 'isDraw' and 'winOrDraw' method which previous in 'Gomoku' are set to private, they acts as helper functions of 'check' method. </text:span><text:bookmark text:name="docs-internal-guid-9e874889-d9cc-9aeb-1e4a-84165acdc99d"/><text:span text:style-name="T5">The ‘getWiiner’ method is eliminated because ‘wiiner’ attribute only use in this class.</text:span><text:span text:style-name="T3"> </text:span><text:span text:style-name="T6">The constructor of 'GomokuPlayCheck' need a maximum number of disks passing in.</text:span></text:p>
      <text:p text:style-name="P1"/>
      <text:p text:style-name="P1">Secondly, 'Play' class could be abstracted to a Interface called 'IPlay', which only contain the methods signiture needed to handling the game strategies, defining the operations involved. In this case, a play method is defined to</text:p>
      <text:p text:style-name="P2"><text:span text:style-name="T6">how to handle the player operations; a check method is defined to determine the status of the game; a end method is defined to do the operations after the game going to the end. The real implementation class is 'GomokuPlay'. It is almost the same as previous 'Play' class, despite that it has 'CheckRule' interface as an attribute which would be used in the 'check' method. The reason of not having 'CheckRule' abstract class in 'Gomoku' class is that, if we do so, 'GomokuPlay' or even 'IPlay' would have a method for returning the board object in order to pass to the CheckRule, it is not the part could be abstracted, and also not quite safe to return the 'board' outside that should only be manipulate by 'GomokuPlay'. The 'switchPlayer' and 'inputCoordinate' methods are set to private, they only acts as helper functions of 'play' and 'check' methods. </text:span><text:bookmark text:name="docs-internal-guid-9e874889-d9cf-25e3-86b4-51f5c75a55b0"/><text:span text:style-name="T5">The ‘getPlayer’ method is eliminated, because ‘playCurrent’ attribute only manipulate in this class, do not need to return to outside.</text:span><text:span text:style-name="T3"> </text:span><text:span text:style-name="T6">The constructor would need the colour character of 2 players, the horizontal and vertical length of board to initialise a 'board' object and a real implementation class of 'CheckRule'.</text:span></text:p>
      <text:p text:style-name="P1"/>
      <text:p text:style-name="P1">What's more, 'Gomoku' could be simplfied to just one 'IPlay' interface as an attribute, the constructor takes the real implementation class to initialise 'IPlay', and a private 'start' method to call the methods defined in 'IPlay' interface.</text:p>
      <text:p text:style-name="P1"/>
      <text:p text:style-name="P1">GomokuPlay provides the different implementation of game play strategies, that contributes to polymorphism.</text:p>
      <text:p text:style-name="P1">GomokuPlayCheck inherits 'CheckRule' gives the different implementation of <text:s/>abstract methods of parent class,</text:p>
      <text:p text:style-name="P1">it also contributes to polymorphism, could make other new implementation of <text:s/>abstracted methods to apply different ru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M26S</meta:editing-duration>
    <meta:editing-cycles>24</meta:editing-cycles>
    <meta:generator>OpenOffice/4.0.1$Win32 OpenOffice.org_project/401m5$Build-9714</meta:generator>
    <dc:date>2015-04-21T12:29:50.41</dc:date>
    <dc:creator>Barry Chen</dc:creator>
    <meta:document-statistic meta:table-count="0" meta:image-count="0" meta:object-count="0" meta:page-count="1" meta:paragraph-count="9" meta:word-count="479" meta:character-count="3022"/>
    <meta:user-defined meta:name="Info 1"/>
    <meta:user-defined meta:name="Info 2"/>
    <meta:user-defined meta:name="Info 3"/>
    <meta:user-defined meta:name="Info 4"/>
  </office:meta>
</office:document-meta>
</file>